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cm"/>
    </style:style>
    <style:style style:name="co2" style:family="table-column">
      <style:table-column-properties fo:break-before="auto" style:column-width="7.00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cm" fo:break-before="auto" style:use-optimal-row-height="false"/>
    </style:style>
    <style:style style:name="ro2" style:family="table-row">
      <style:table-row-properties style:row-height="41.437cm" fo:break-before="auto" style:use-optimal-row-height="true"/>
    </style:style>
    <style:style style:name="ro3" style:family="table-row">
      <style:table-row-properties style:row-height="41.753cm" fo:break-before="auto" style:use-optimal-row-height="true"/>
    </style:style>
    <style:style style:name="ro4" style:family="table-row">
      <style:table-row-properties style:row-height="27.905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3333" fo:border="0.74pt solid #333333"/>
    </style:style>
    <style:style style:name="ce3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9" style:family="table-cell" style:parent-style-name="Default">
      <style:table-cell-properties style:text-align-source="fix" style:repeat-content="false" fo:border="0.74pt solid #333333" style:vertical-align="middle"/>
      <style:paragraph-properties fo:text-align="center" fo:margin-left="0cm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12" style:family="table-cell" style:parent-style-name="Default">
      <style:table-cell-properties fo:background-color="#00a933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>
      <style:table-cell-properties fo:wrap-option="wrap" fo:border="0.74pt solid #333333" style:vertical-align="top"/>
      <style:text-properties fo:hyphenate="true"/>
    </style:style>
    <style:style style:name="ce15" style:family="table-cell" style:parent-style-name="Default">
      <style:table-cell-properties fo:background-color="#ff0000" style:text-align-source="fix" style:repeat-content="false" fo:border="0.74pt solid #333333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order="0.74pt solid #333333"/>
    </style:style>
    <style:style style:name="ce17" style:family="table-cell" style:parent-style-name="Default">
      <style:table-cell-properties fo:border="0.74pt solid #333333"/>
      <style:text-properties fo:font-size="14pt" style:font-size-asian="14pt" style:font-size-complex="14pt"/>
    </style:style>
    <style:style style:name="ce21" style:family="table-cell" style:parent-style-name="Default">
      <style:table-cell-properties style:text-align-source="fix" style:repeat-content="false" fo:background-color="transparent" fo:border="0.74pt solid #333333" style:vertical-align="middle"/>
      <style:paragraph-properties fo:text-align="center" fo:margin-left="0cm"/>
      <style:text-properties fo:font-size="14pt" fo:font-weight="normal" style:font-size-asian="14pt" style:font-weight-asian="normal" style:font-size-complex="14pt" style:font-weight-complex="normal"/>
    </style:style>
    <style:style style:name="ce19" style:family="table-cell" style:parent-style-name="Default">
      <style:table-cell-properties fo:background-color="transparent" fo:border="0.74pt solid #333333"/>
    </style:style>
    <style:style style:name="T1" style:family="text"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3" table:default-cell-style-name="ce21"/>
        <table:table-column table:style-name="co2" table:default-cell-style-name="ce16"/>
        <table:table-column table:style-name="co2" table:number-columns-repeated="3" table:default-cell-style-name="ce17"/>
        <table:table-column table:style-name="co2" table:number-columns-repeated="8" table:default-cell-style-name="ce21"/>
        <table:table-column table:style-name="co2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6" table:number-rows-spanned="1">
            <text:p>avecHybrid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o neigh_modify</text:p>
            <text:p>#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7" table:style-name="ce17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 table:style-name="ce17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2" table:style-name="ce12" office:value-type="string" calcext:value-type="string">
            <text:p>Pass</text:p>
          </table:table-cell>
          <table:table-cell table:number-columns-repeated="3"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6" office:value-type="string" calcext:value-type="string" table:number-columns-spanned="4" table:number-rows-spanned="1">
            <text:p>mem_alloc and usage totally fine</text:p>
            <text:p>GPU Showing image flag errors.</text:p>
            <text:p/>
          </table:table-cell>
          <table:covered-table-cell table:number-columns-repeated="3" table:style-name="ce19"/>
          <table:table-cell table:style-name="ce6" office:value-type="string" calcext:value-type="string" table:number-columns-spanned="8" table:number-rows-spanned="1">
            <text:p>looks like my ‘create_bonds’ doesn’t like ‘newton off’. Going to leave this as is.</text:p>
          </table:table-cell>
          <table:covered-table-cell table:number-columns-repeated="3" table:style-name="ce6"/>
          <table:covered-table-cell table:number-columns-repeated="4" table:style-name="ce16"/>
          <table:table-cell/>
        </table:table-row>
        <table:table-row table:style-name="ro2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27.5665 on 8 procs for 50000 steps with 35140 atoms</text:span></text:p>
            <text:p><text:span text:style-name="T1"/></text:p>
            <text:p><text:span text:style-name="T1">Performance: 15671.211 tau/day, 1813.798 timesteps/s, 63.737 Matom-step/s</text:span></text:p>
            <text:p><text:span text:style-name="T1">83.2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646     | 8.2085     | 9.143      |  21.1 | 29.78</text:span></text:p>
            <text:p><text:span text:style-name="T1">Bond    | 0.046219   | 0.21416    | 0.43458    |  35.3 |  0.78</text:span></text:p>
            <text:p><text:span text:style-name="T1">Neigh   | 0.45363    | 0.45594    | 0.45892    |   0.3 |  1.65</text:span></text:p>
            <text:p><text:span text:style-name="T1">Comm    | 15.744     | 17.047     | 18.244     |  20.5 | 61.84</text:span></text:p>
            <text:p><text:span text:style-name="T1">Output  | 0.023203   | 0.026999   | 0.03055    |   1.5 |  0.10</text:span></text:p>
            <text:p><text:span text:style-name="T1">Modify  | 0.95873    | 1.0192     | 1.0671     |   4.2 |  3.70</text:span></text:p>
            <text:p><text:span text:style-name="T1">Other   |            | 0.5943     |            |       |  2.16</text:span></text:p>
            <text:p><text:span text:style-name="T1"/></text:p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><text:span text:style-name="T1"/></text:p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28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1 | etot = 230726.434291982</text:span></text:p>
            <text:p><text:span text:style-name="T1">25000  ekin = 162580.948553081 | epot = 68145.4120136183 | etot = 230726.360566699</text:span></text:p>
            <text:p><text:span text:style-name="T1">30000  ekin = 143251.258035269 | epot = 87475.1218929149 | etot = 230726.379928183</text:span></text:p>
            <text:p><text:span text:style-name="T1">35000  ekin = 148190.352698537 | epot = 82536.0341363241 | etot = 230726.386834862</text:span></text:p>
            <text:p><text:span text:style-name="T1">40000  ekin = 154195.140022662 | epot = 76531.2754935075 | etot = 230726.41551617</text:span></text:p>
            <text:p><text:span text:style-name="T1">45000  ekin = 154210.577424569 | epot = 76515.836808656 | etot = 230726.414233225</text:span></text:p>
            <text:p><text:span text:style-name="T1">50000  ekin = 154625.563854457 | epot = 76100.8540162167 | etot = 230726.417870674</text:span></text:p>
            <text:p><text:span text:style-name="T1">     50000   2.9335983      0.15577927     2.0098683      6.5659197      0.46007673   </text:span></text:p>
            <text:p><text:span text:style-name="T1">Loop time of 28.6374 on 8 procs for 50000 steps with 35140 atoms</text:span></text:p>
            <text:p><text:span text:style-name="T1"/></text:p>
            <text:p><text:span text:style-name="T1">Performance: 15085.174 tau/day, 1745.969 timesteps/s, 61.353 Matom-step/s</text:span></text:p>
            <text:p><text:span text:style-name="T1">83.5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4076     | 8.252      | 9.136      |  21.5 | 28.82</text:span></text:p>
            <text:p><text:span text:style-name="T1">Bond    | 0.046254   | 0.21727    | 0.44698    |  35.8 |  0.76</text:span></text:p>
            <text:p><text:span text:style-name="T1">Neigh   | 0.51225    | 0.51473    | 0.51757    |   0.3 |  1.80</text:span></text:p>
            <text:p><text:span text:style-name="T1">Comm    | 15.661     | 17.106     | 18.394     |  24.0 | 59.73</text:span></text:p>
            <text:p><text:span text:style-name="T1">Output  | 0.023566   | 0.027187   | 0.030588   |   1.4 |  0.09</text:span></text:p>
            <text:p><text:span text:style-name="T1">Modify  | 0.9653     | 1.0318     | 1.1955     |   7.2 |  3.60</text:span></text:p>
            <text:p><text:span text:style-name="T1">Other   |            | 1.488      |            |       |  5.20</text:span></text:p>
            <text:p><text:span text:style-name="T1"/></text:p>
            <text:p><text:span text:style-name="T1">Nlocal:         4392.5 ave        4582 max        4261 min</text:span></text:p>
            <text:p><text:span text:style-name="T1">Histogram: 2 1 1 1 0 1 0 0 1 1</text:span></text:p>
            <text:p><text:span text:style-name="T1">Nghost:        9856.88 ave       10272 max        9496 min</text:span></text:p>
            <text:p><text:span text:style-name="T1">Histogram: 2 1 1 0 0 0 1 1 0 2</text:span></text:p>
            <text:p><text:span text:style-name="T1">Neighs:        68508.2 ave       72258 max       63222 min</text:span></text:p>
            <text:p><text:span text:style-name="T1">Histogram: 2 0 0 0 1 1 0 0 1 3</text:span></text:p>
            <text:p><text:span text:style-name="T1"/></text:p>
            <text:p><text:span text:style-name="T1">Total # of neighbors = 548066</text:span></text:p>
            <text:p><text:span text:style-name="T1">Ave neighs/atom = 15.596642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29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2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27 | etot = 230726.575163927</text:span></text:p>
            <text:p><text:span text:style-name="T1">Per MPI rank memory allocation (min/avg/max) = 9.328 | 9.329 | 9.33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19 | epot = 96877.7792445655 | etot = 230726.437025185</text:span></text:p>
            <text:p><text:span text:style-name="T1">20000  ekin = 176516.543608219 | epot = 54209.8906837632 | etot = 230726.434291982</text:span></text:p>
            <text:p><text:span text:style-name="T1">25000  ekin = 162580.948553077 | epot = 68145.412013621 | etot = 230726.360566698</text:span></text:p>
            <text:p><text:span text:style-name="T1">30000  ekin = 143251.258037323 | epot = 87475.121890859 | etot = 230726.379928182</text:span></text:p>
            <text:p><text:span text:style-name="T1">35000  ekin = 148190.354354995 | epot = 82536.0324806931 | etot = 230726.386835688</text:span></text:p>
            <text:p><text:span text:style-name="T1">40000  ekin = 154195.361947439 | epot = 76531.0535944005 | etot = 230726.41554184</text:span></text:p>
            <text:p><text:span text:style-name="T1">45000  ekin = 154211.944323914 | epot = 76514.4686765347 | etot = 230726.413000448</text:span></text:p>
            <text:p><text:span text:style-name="T1">50000  ekin = 154407.774235961 | epot = 76318.6374697458 | etot = 230726.411705707</text:span></text:p>
            <text:p><text:span text:style-name="T1">     50000   2.9294663      0.15949186     2.0123533      6.5659195      0.46177004   </text:span></text:p>
            <text:p><text:span text:style-name="T1">Loop time of 31.6025 on 8 procs for 50000 steps with 35140 atoms</text:span></text:p>
            <text:p><text:span text:style-name="T1"/></text:p>
            <text:p><text:span text:style-name="T1">Performance: 13669.797 tau/day, 1582.152 timesteps/s, 55.597 Matom-step/s</text:span></text:p>
            <text:p><text:span text:style-name="T1">85.2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11      | 8.0763     | 8.8941     |  19.4 | 25.56</text:span></text:p>
            <text:p><text:span text:style-name="T1">Bond    | 0.095499   | 0.25181    | 0.45482    |  30.1 |  0.80</text:span></text:p>
            <text:p><text:span text:style-name="T1">Neigh   | 0.54804    | 0.55053    | 0.55347    |   0.3 |  1.74</text:span></text:p>
            <text:p><text:span text:style-name="T1">Comm    | 16.864     | 18.153     | 19.399     |  20.9 | 57.44</text:span></text:p>
            <text:p><text:span text:style-name="T1">Output  | 0.023016   | 0.026628   | 0.03001    |   1.4 |  0.08</text:span></text:p>
            <text:p><text:span text:style-name="T1">Modify  | 1.5085     | 1.5977     | 1.6789     |   4.9 |  5.06</text:span></text:p>
            <text:p><text:span text:style-name="T1">Other   |            | 2.946      |            |       |  9.32</text:span></text:p>
            <text:p><text:span text:style-name="T1"/></text:p>
            <text:p><text:span text:style-name="T1">Nlocal:         4392.5 ave        4581 max        4262 min</text:span></text:p>
            <text:p><text:span text:style-name="T1">Histogram: 2 1 1 1 0 1 0 0 1 1</text:span></text:p>
            <text:p><text:span text:style-name="T1">Nghost:        9859.88 ave       10270 max        9492 min</text:span></text:p>
            <text:p><text:span text:style-name="T1">Histogram: 2 1 1 0 0 0 1 1 0 2</text:span></text:p>
            <text:p><text:span text:style-name="T1">Neighs:        68502.4 ave       72223 max       63219 min</text:span></text:p>
            <text:p><text:span text:style-name="T1">Histogram: 2 0 0 0 1 1 0 0 1 3</text:span></text:p>
            <text:p><text:span text:style-name="T1"/></text:p>
            <text:p><text:span text:style-name="T1">Total # of neighbors = 548019</text:span></text:p>
            <text:p><text:span text:style-name="T1">Ave neighs/atom = 15.595304</text:span></text:p>
            <text:p><text:span text:style-name="T1">Ave special neighs/atom = 1.044963</text:span></text:p>
            <text:p><text:span text:style-name="T1">Neighbor list builds = 170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32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8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0  ekin = 527.085000000001 | epot = 45918943.1104866 | etot = 45919470.1954866</text:span></text:p>
            <text:p><text:span text:style-name="T1">Per MPI rank memory allocation (min/avg/max) = 42.92 | 42.92 | 42.9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1300.5544      1306.7578     -240.79355    </text:span></text:p>
            <text:p><text:span text:style-name="T1">5000  ekin = 44883227.2042997 | epot = 25654460.3975079 | etot = 70537687.6018076</text:span></text:p>
            <text:p><text:span text:style-name="T1">ERROR on proc 0: Bond atoms missing at step 7984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33075,1],0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9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[lewis-B550-AORUS-ELITE-AX-V2:12658] *** Process received signal ***</text:span></text:p>
            <text:p><text:span text:style-name="T1">[lewis-B550-AORUS-ELITE-AX-V2:12658] Signal: Segmentation fault (11)</text:span></text:p>
            <text:p><text:span text:style-name="T1">[lewis-B550-AORUS-ELITE-AX-V2:12658] Signal code: Address not mapped (1)</text:span></text:p>
            <text:p><text:span text:style-name="T1">[lewis-B550-AORUS-ELITE-AX-V2:12658] Failing at address: (nil)</text:span></text:p>
            <text:p><text:span text:style-name="T1">[lewis-B550-AORUS-ELITE-AX-V2:12658] [ 0] /lib/x86_64-linux-gnu/libc.so.6(+0x42520)[0x784704c42520]</text:span></text:p>
            <text:p><text:span text:style-name="T1">[lewis-B550-AORUS-ELITE-AX-V2:12658] [ 1] /media/lewis/PhD/GH_lammps/build/oxdnaKK_cuda_omp/lmp(+0x86fdbb)[0x6280adfd3dbb]</text:span></text:p>
            <text:p><text:span text:style-name="T1">[lewis-B550-AORUS-ELITE-AX-V2:12658] [ 2] /media/lewis/PhD/GH_lammps/build/oxdnaKK_cuda_omp/lmp(+0x8a7637)[0x6280ae00b637]</text:span></text:p>
            <text:p><text:span text:style-name="T1">[lewis-B550-AORUS-ELITE-AX-V2:12658] [ 3] /media/lewis/PhD/GH_lammps/build/oxdnaKK_cuda_omp/lmp(+0x3fcfaf)[0x6280adb60faf]</text:span></text:p>
            <text:p><text:span text:style-name="T1">[lewis-B550-AORUS-ELITE-AX-V2:12658] [ 4] /media/lewis/PhD/GH_lammps/build/oxdnaKK_cuda_omp/lmp(+0x8168e9)[0x6280adf7a8e9]</text:span></text:p>
            <text:p><text:span text:style-name="T1">[lewis-B550-AORUS-ELITE-AX-V2:12658] [ 5] /media/lewis/PhD/GH_lammps/build/oxdnaKK_cuda_omp/lmp(+0x2d6968)[0x6280ada3a968]</text:span></text:p>
            <text:p><text:span text:style-name="T1">[lewis-B550-AORUS-ELITE-AX-V2:12658] [ 6] /media/lewis/PhD/GH_lammps/build/oxdnaKK_cuda_omp/lmp(+0x1c522f)[0x6280ad92922f]</text:span></text:p>
            <text:p><text:span text:style-name="T1">[lewis-B550-AORUS-ELITE-AX-V2:12658] [ 7] /media/lewis/PhD/GH_lammps/build/oxdnaKK_cuda_omp/lmp(+0x1c558e)[0x6280ad92958e]</text:span></text:p>
            <text:p><text:span text:style-name="T1">[lewis-B550-AORUS-ELITE-AX-V2:12658] [ 8] /media/lewis/PhD/GH_lammps/build/oxdnaKK_cuda_omp/lmp(+0x151bf1)[0x6280ad8b5bf1]</text:span></text:p>
            <text:p><text:span text:style-name="T1">[lewis-B550-AORUS-ELITE-AX-V2:12658] [ 9] /lib/x86_64-linux-gnu/libc.so.6(+0x29d90)[0x784704c29d90]</text:span></text:p>
            <text:p><text:span text:style-name="T1">[lewis-B550-AORUS-ELITE-AX-V2:12658] [10] /lib/x86_64-linux-gnu/libc.so.6(__libc_start_main+0x80)[0x784704c29e40]</text:span></text:p>
            <text:p><text:span text:style-name="T1">[lewis-B550-AORUS-ELITE-AX-V2:12658] [11] /media/lewis/PhD/GH_lammps/build/oxdnaKK_cuda_omp/lmp(+0x1b7305)[0x6280ad91b305]</text:span></text:p>
            <text:p><text:span text:style-name="T1">[lewis-B550-AORUS-ELITE-AX-V2:12658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2658 on node lewis-B550-AORUS-ELITE-AX-V2 exited on</text:span></text:p>
            <text:p><text:span text:style-name="T1">signal 11 (Segmentation fault)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ff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ff</text:span></text:p>
            <text:p><text:span text:style-name="T1">      pair build: half/bin/newtoff</text:span></text:p>
            <text:p><text:span text:style-name="T1">      stencil: full/bin/3d</text:span></text:p>
            <text:p><text:span text:style-name="T1">      bin: standard</text:span></text:p>
            <text:p><text:span text:style-name="T1">ERROR on proc 5: New bond exceeded bonds per atom limit of 2 in create_bonds (src/create_bonds.cpp:297)</text:span></text:p>
            <text:p><text:span text:style-name="T1">ERROR on proc 7: New bond exceeded bonds per atom limit of 2 in create_bonds (src/create_bonds.cpp:297)</text:span></text:p>
            <text:p><text:span text:style-name="T1">ERROR on proc 1: New bond exceeded bonds per atom limit of 2 in create_bonds (src/create_bonds.cpp:297)</text:span></text:p>
            <text:p><text:span text:style-name="T1">ERROR on proc 3: New bond exceeded bonds per atom limit of 2 in create_bonds (src/create_bonds.cpp:297)</text:span></text:p>
            <text:p><text:span text:style-name="T1">ERROR on proc 4: New bond exceeded bonds per atom limit of 2 in create_bonds (src/create_bonds.cpp:297)</text:span></text:p>
            <text:p><text:span text:style-name="T1">ERROR on proc 6: New bond exceeded bonds per atom limit of 2 in create_bonds (src/create_bonds.cpp:297)</text:span></text:p>
            <text:p><text:span text:style-name="T1">ERROR on proc 0: New bond exceeded bonds per atom limit of 2 in create_bonds (src/create_bonds.cpp:297)</text:span></text:p>
            <text:p><text:span text:style-name="T1">ERROR on proc 2: New bond exceeded bonds per atom limit of 2 in create_bonds (src/create_bonds.cpp:297)</text:span></text:p>
            <text:p><text:span text:style-name="T1">--------------------------------------------------------------------------</text:span></text:p>
            <text:p><text:span text:style-name="T1">MPI_ABORT was invoked on rank 5 in communicator MPI_COMM_WORLD</text:span></text:p>
            <text:p><text:span text:style-name="T1">  Proc: [[16509,1],5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number-columns-repeated="3" office:value-type="string" calcext:value-type="string">
            <text:p>Not Supported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 office:value-type="string" calcext:value-type="string">
            <text:p>Skipping due to </text:p>
            <text:p>vanilla error </text:p>
            <text:p>With ‘create_bonds'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</text:p>
            <text:p>Neigh_modify delay 0 every 1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7" table:style-name="ce17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 table:style-name="ce17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2" office:value-type="string" calcext:value-type="string">
            <text:p>Pass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2" table:style-name="ce12" office:value-type="string" calcext:value-type="string">
            <text:p>Pass</text:p>
          </table:table-cell>
          <table:table-cell table:number-columns-repeated="2" table:style-name="ce15" office:value-type="string" calcext:value-type="string">
            <text:p>FAIL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style-name="ce19" table:number-columns-repeated="2"/>
          <table:table-cell table:style-name="ce6" office:value-type="string" calcext:value-type="string" table:number-columns-spanned="2" table:number-rows-spanned="1">
            <text:p>GPU errors, as above</text:p>
          </table:table-cell>
          <table:covered-table-cell table:style-name="ce21"/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3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run 50000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atomonly/newton</text:span></text:p>
            <text:p><text:span text:style-name="T1">      stencil: half/bin/3d</text:span></text:p>
            <text:p><text:span text:style-name="T1">      bin: standard</text:span></text:p>
            <text:p><text:span text:style-name="T1">0  ekin = 527.085 | epot = 217460.859680978 | etot = 217987.944680978</text:span></text:p>
            <text:p><text:span text:style-name="T1">Per MPI rank memory allocation (min/avg/max) = 6.89 | 6.895 | 6.899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              6.2034133      7.8610849    </text:span></text:p>
            <text:p><text:span text:style-name="T1">5000  ekin = 213998.010502844 | epot = 3989.76956199614 | etot = 217987.78006484</text:span></text:p>
            <text:p><text:span text:style-name="T1">10000  ekin = 212152.574073176 | epot = 5835.21523976092 | etot = 217987.789312937</text:span></text:p>
            <text:p><text:span text:style-name="T1">15000  ekin = 209320.050636873 | epot = 8667.73674504463 | etot = 217987.787381917</text:span></text:p>
            <text:p><text:span text:style-name="T1">20000  ekin = 207764.612037265 | epot = 10223.1790865578 | etot = 217987.791123823</text:span></text:p>
            <text:p><text:span text:style-name="T1">25000  ekin = 207203.455703926 | epot = 10784.3379110242 | etot = 217987.79361495</text:span></text:p>
            <text:p><text:span text:style-name="T1">30000  ekin = 205248.518052853 | epot = 12739.2676078219 | etot = 217987.785660675</text:span></text:p>
            <text:p><text:span text:style-name="T1">35000  ekin = 202489.188470081 | epot = 15498.6010533916 | etot = 217987.789523472</text:span></text:p>
            <text:p><text:span text:style-name="T1">40000  ekin = 201701.490340333 | epot = 16286.3010132991 | etot = 217987.791353632</text:span></text:p>
            <text:p><text:span text:style-name="T1">45000  ekin = 202728.287159341 | epot = 15259.50151365 | etot = 217987.788672991</text:span></text:p>
            <text:p><text:span text:style-name="T1">50000  ekin = 204001.644038134 | epot = 13986.1458028757 | etot = 217987.789841009</text:span></text:p>
            <text:p><text:span text:style-name="T1">     50000   3.8703747      0.39801212     0              6.2034089      1.941201     </text:span></text:p>
            <text:p><text:span text:style-name="T1">Loop time of 31.3675 on 8 procs for 50000 steps with 35140 atoms</text:span></text:p>
            <text:p/>
            <text:p><text:span text:style-name="T1">Performance: 13772.195 tau/day, 1594.004 timesteps/s, 56.013 Matom-step/s</text:span></text:p>
            <text:p><text:span text:style-name="T1">84.0% CPU use with 8 MPI tasks x 1 OpenMP threads</text:span></text:p>
            <text:p/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9.4792     | 10.328     | 11.077     |  16.4 | 32.92</text:span></text:p>
            <text:p><text:span text:style-name="T1">Neigh   | 0.39895    | 0.43089    | 0.45918    |   3.0 |  1.37</text:span></text:p>
            <text:p><text:span text:style-name="T1">Comm    | 17.89      | 18.761     | 19.772     |  15.1 | 59.81</text:span></text:p>
            <text:p><text:span text:style-name="T1">Output  | 0.020354   | 0.024296   | 0.028163   |   1.7 |  0.08</text:span></text:p>
            <text:p><text:span text:style-name="T1">Modify  | 0.99801    | 1.0291     | 1.0597     |   2.2 |  3.28</text:span></text:p>
            <text:p><text:span text:style-name="T1">Other   |            | 0.7941     |            |       |  2.53</text:span></text:p>
            <text:p/>
            <text:p><text:span text:style-name="T1">Nlocal:         4392.5 ave        4762 max        4019 min</text:span></text:p>
            <text:p><text:span text:style-name="T1">Histogram: 2 1 0 0 0 1 2 0 0 2</text:span></text:p>
            <text:p><text:span text:style-name="T1">Nghost:        10841.4 ave       11184 max       10530 min</text:span></text:p>
            <text:p><text:span text:style-name="T1">Histogram: 2 0 1 0 1 1 1 1 0 1</text:span></text:p>
            <text:p><text:span text:style-name="T1">Neighs:        72922.9 ave       83178 max       58773 min</text:span></text:p>
            <text:p><text:span text:style-name="T1">Histogram: 1 0 1 1 1 0 0 1 1 2</text:span></text:p>
            <text:p/>
            <text:p><text:span text:style-name="T1">Total # of neighbors = 583383</text:span></text:p>
            <text:p><text:span text:style-name="T1">Ave neighs/atom = 16.601679</text:span></text:p>
            <text:p><text:span text:style-name="T1">Neighbor list builds = 155</text:span></text:p>
            <text:p><text:span text:style-name="T1">Dangerous builds = 0</text:span></text:p>
            <text:p/>
            <text:p><text:span text:style-name="T1">write_data data_out.* nocoeff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/>
            <text:p><text:span text:style-name="T1">Total wall time: 0:00:31</text:span></text:p>
          </table:table-cell>
          <table:table-cell table:number-columns-repeated="3" office:value-type="string" calcext:value-type="string">
            <text:p>Not Supported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9 | epot = 68145.4120109513 | etot = 230726.3605667</text:span></text:p>
            <text:p><text:span text:style-name="T1">30000  ekin = 143251.269070551 | epot = 87475.1108589284 | etot = 230726.37992948</text:span></text:p>
            <text:p><text:span text:style-name="T1">35000  ekin = 148188.847031717 | epot = 82537.5395841311 | etot = 230726.386615848</text:span></text:p>
            <text:p><text:span text:style-name="T1">40000  ekin = 154672.972655363 | epot = 76053.4278017576 | etot = 230726.400457121</text:span></text:p>
            <text:p><text:span text:style-name="T1">45000  ekin = 156447.613021576 | epot = 74278.8036234926 | etot = 230726.416645069</text:span></text:p>
            <text:p><text:span text:style-name="T1">50000  ekin = 156361.660241525 | epot = 74364.741071792 | etot = 230726.401313317</text:span></text:p>
            <text:p><text:span text:style-name="T1">     50000   2.966536       0.16215795     1.954084       6.5659192      0.49145899   </text:span></text:p>
            <text:p><text:span text:style-name="T1">Loop time of 26.9581 on 8 procs for 50000 steps with 35140 atoms</text:span></text:p>
            <text:p><text:span text:style-name="T1"/></text:p>
            <text:p><text:span text:style-name="T1">Performance: 16024.839 tau/day, 1854.727 timesteps/s, 65.175 Matom-step/s</text:span></text:p>
            <text:p><text:span text:style-name="T1">83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846     | 8.1682     | 9.1309     |  21.0 | 30.30</text:span></text:p>
            <text:p><text:span text:style-name="T1">Bond    | 0.045004   | 0.21308    | 0.44153    |  35.6 |  0.79</text:span></text:p>
            <text:p><text:span text:style-name="T1">Neigh   | 0.44398    | 0.446      | 0.44803    |   0.3 |  1.65</text:span></text:p>
            <text:p><text:span text:style-name="T1">Comm    | 15.19      | 16.503     | 17.552     |  19.3 | 61.22</text:span></text:p>
            <text:p><text:span text:style-name="T1">Output  | 0.020251   | 0.023928   | 0.027384   |   1.5 |  0.09</text:span></text:p>
            <text:p><text:span text:style-name="T1">Modify  | 0.95332    | 1.0232     | 1.0756     |   4.3 |  3.80</text:span></text:p>
            <text:p><text:span text:style-name="T1">Other   |            | 0.5802     |            |       |  2.15</text:span></text:p>
            <text:p><text:span text:style-name="T1"/></text:p>
            <text:p><text:span text:style-name="T1">Nlocal:         4392.5 ave        4597 max        4250 min</text:span></text:p>
            <text:p><text:span text:style-name="T1">Histogram: 1 1 2 0 2 0 0 1 0 1</text:span></text:p>
            <text:p><text:span text:style-name="T1">Nghost:        9845.75 ave       10266 max        9471 min</text:span></text:p>
            <text:p><text:span text:style-name="T1">Histogram: 2 1 1 0 0 0 1 1 0 2</text:span></text:p>
            <text:p><text:span text:style-name="T1">Neighs:        68577.8 ave       72275 max       63189 min</text:span></text:p>
            <text:p><text:span text:style-name="T1">Histogram: 2 0 0 0 1 1 0 0 0 4</text:span></text:p>
            <text:p><text:span text:style-name="T1"/></text:p>
            <text:p><text:span text:style-name="T1">Total # of neighbors = 548622</text:span></text:p>
            <text:p><text:span text:style-name="T1">Ave neighs/atom = 15.612464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27</text:span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2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27 | etot = 230726.575163927</text:span></text:p>
            <text:p><text:span text:style-name="T1">Per MPI rank memory allocation (min/avg/max) = 9.328 | 9.329 | 9.33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129888.522163989 | epot = 100837.910691554 | etot = 230726.432855544</text:span></text:p>
            <text:p><text:span text:style-name="T1">10000  ekin = 118009.098601094 | epot = 112717.338203192 | etot = 230726.436804286</text:span></text:p>
            <text:p><text:span text:style-name="T1">15000  ekin = 133848.65778062 | epot = 96877.7792445651 | etot = 230726.437025185</text:span></text:p>
            <text:p><text:span text:style-name="T1">20000  ekin = 176516.543608223 | epot = 54209.8906837595 | etot = 230726.434291982</text:span></text:p>
            <text:p><text:span text:style-name="T1">25000  ekin = 162580.948555747 | epot = 68145.4120109532 | etot = 230726.3605667</text:span></text:p>
            <text:p><text:span text:style-name="T1">30000  ekin = 143251.269069982 | epot = 87475.1108594963 | etot = 230726.379929478</text:span></text:p>
            <text:p><text:span text:style-name="T1">35000  ekin = 148188.844825763 | epot = 82537.5417907328 | etot = 230726.386616496</text:span></text:p>
            <text:p><text:span text:style-name="T1">40000  ekin = 154672.68922768 | epot = 76053.7112048187 | etot = 230726.400432499</text:span></text:p>
            <text:p><text:span text:style-name="T1">45000  ekin = 156467.87239118 | epot = 74258.5456931944 | etot = 230726.418084374</text:span></text:p>
            <text:p><text:span text:style-name="T1">50000  ekin = 157589.195193791 | epot = 73137.2210222679 | etot = 230726.416216059</text:span></text:p>
            <text:p><text:span text:style-name="T1">     50000   2.9898251      0.14781323     1.9334964      6.5659196      0.48660347   </text:span></text:p>
            <text:p><text:span text:style-name="T1">Loop time of 29.6193 on 8 procs for 50000 steps with 35140 atoms</text:span></text:p>
            <text:p><text:span text:style-name="T1"/></text:p>
            <text:p><text:span text:style-name="T1">Performance: 14585.099 tau/day, 1688.090 timesteps/s, 59.319 Matom-step/s</text:span></text:p>
            <text:p><text:span text:style-name="T1">84.0% CPU use with 8 MPI tasks x 1 OpenMP threads</text:span></text:p>
            <text:p><text:span text:style-name="T1"/></text:p>
            <text:p><text:span text:style-name="T1">MPI task timing breakdown:</text:span></text:p>
            <text:p><text:span text:style-name="T1">Section |  min time  |  avg time  |  max time  |%varavg| %total</text:span></text:p>
            <text:p><text:span text:style-name="T1">---------------------------------------------------------------</text:span></text:p>
            <text:p><text:span text:style-name="T1">Pair    | 7.3487     | 8.0537     | 8.8007     |  18.1 | 27.19</text:span></text:p>
            <text:p><text:span text:style-name="T1">Bond    | 0.095169   | 0.25068    | 0.45011    |  30.0 |  0.85</text:span></text:p>
            <text:p><text:span text:style-name="T1">Neigh   | 0.47366    | 0.47546    | 0.47724    |   0.2 |  1.61</text:span></text:p>
            <text:p><text:span text:style-name="T1">Comm    | 17.261     | 18.327     | 19.34      |  16.8 | 61.88</text:span></text:p>
            <text:p><text:span text:style-name="T1">Output  | 0.020567   | 0.024161   | 0.027498   |   1.5 |  0.08</text:span></text:p>
            <text:p><text:span text:style-name="T1">Modify  | 1.5119     | 1.5973     | 1.6528     |   4.0 |  5.39</text:span></text:p>
            <text:p><text:span text:style-name="T1">Other   |            | 0.8908     |            |       |  3.01</text:span></text:p>
            <text:p><text:span text:style-name="T1"/></text:p>
            <text:p><text:span text:style-name="T1">Nlocal:         4392.5 ave        4598 max        4250 min</text:span></text:p>
            <text:p><text:span text:style-name="T1">Histogram: 1 1 2 1 0 1 0 1 0 1</text:span></text:p>
            <text:p><text:span text:style-name="T1">Nghost:           9845 ave       10261 max        9477 min</text:span></text:p>
            <text:p><text:span text:style-name="T1">Histogram: 2 1 1 0 0 0 1 1 0 2</text:span></text:p>
            <text:p><text:span text:style-name="T1">Neighs:        68588.9 ave       72277 max       63192 min</text:span></text:p>
            <text:p><text:span text:style-name="T1">Histogram: 2 0 0 0 1 1 0 0 0 4</text:span></text:p>
            <text:p><text:span text:style-name="T1"/></text:p>
            <text:p><text:span text:style-name="T1">Total # of neighbors = 548711</text:span></text:p>
            <text:p><text:span text:style-name="T1">Ave neighs/atom = 15.614997</text:span></text:p>
            <text:p><text:span text:style-name="T1">Ave special neighs/atom = 1.044963</text:span></text:p>
            <text:p><text:span text:style-name="T1">Neighbor list builds = 148</text:span></text:p>
            <text:p><text:span text:style-name="T1">Dangerous builds = 0</text:span></text:p>
            <text:p><text:span text:style-name="T1">System init for write_data ...</text:span></text:p>
            <text:p><text:span text:style-name="T1">Generated 0 of 1 mixed pair_coeff terms from geometric mixing rule</text:span></text:p>
            <text:p><text:span text:style-name="T1">Total wall time: 0:00:30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8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0  ekin = 527.085 | epot = 45918980.3693023 | etot = 45919507.4543023</text:span></text:p>
            <text:p><text:span text:style-name="T1">Per MPI rank memory allocation (min/avg/max) = 42.92 | 42.92 | 42.92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1300.5555      1306.7589     -240.79375    </text:span></text:p>
            <text:p><text:span text:style-name="T1">ERROR on proc 0: Bond atoms missing at step 1600 (src/KOKKOS/neigh_bond_kokkos.cpp:262)</text:span></text:p>
            <text:p><text:span text:style-name="T1">--------------------------------------------------------------------------</text:span></text:p>
            <text:p><text:span text:style-name="T1">MPI_ABORT was invoked on rank 0 in communicator MPI_COMM_WORLD</text:span></text:p>
            <text:p><text:span text:style-name="T1">  Proc: [[41420,1],0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2.6224615, bins = 20 20 20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8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7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2.6224615, bins = 20 20 20</text:span></text:p>
            <text:p><text:span text:style-name="T1">  1 neighbor lists, perpetual/occasional/extra = 1 0 0</text:span></text:p>
            <text:p><text:span text:style-name="T1">  (1) pair lj/cut/kk, perpetual</text:span></text:p>
            <text:p><text:span text:style-name="T1">      attributes: half, newton on, kokkos_device</text:span></text:p>
            <text:p><text:span text:style-name="T1">      pair build: half/bin/newton/kk/device</text:span></text:p>
            <text:p><text:span text:style-name="T1">      stencil: half/bin/3d</text:span></text:p>
            <text:p><text:span text:style-name="T1">      bin: kk/device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WARNING: Inconsistent image flags (src/domain.cpp:1051)</text:span></text:p>
            <text:p><text:span text:style-name="T1">WARNING: Bond/angle/dihedral extent &gt; half of periodic box length (src/domain.cpp:1172)</text:span></text:p>
            <text:p><text:span text:style-name="T1">[lewis-B550-AORUS-ELITE-AX-V2:12767] *** Process received signal ***</text:span></text:p>
            <text:p><text:span text:style-name="T1">[lewis-B550-AORUS-ELITE-AX-V2:12767] Signal: Segmentation fault (11)</text:span></text:p>
            <text:p><text:span text:style-name="T1">[lewis-B550-AORUS-ELITE-AX-V2:12767] Signal code: Address not mapped (1)</text:span></text:p>
            <text:p><text:span text:style-name="T1">[lewis-B550-AORUS-ELITE-AX-V2:12767] Failing at address: (nil)</text:span></text:p>
            <text:p><text:span text:style-name="T1">[lewis-B550-AORUS-ELITE-AX-V2:12767] [ 0] /lib/x86_64-linux-gnu/libc.so.6(+0x42520)[0x7f200fa42520]</text:span></text:p>
            <text:p><text:span text:style-name="T1">[lewis-B550-AORUS-ELITE-AX-V2:12767] [ 1] /media/lewis/PhD/GH_lammps/build/oxdnaKK_cuda_omp/lmp(+0x8700af)[0x642d4c90a0af]</text:span></text:p>
            <text:p><text:span text:style-name="T1">[lewis-B550-AORUS-ELITE-AX-V2:12767] [ 2] /media/lewis/PhD/GH_lammps/build/oxdnaKK_cuda_omp/lmp(+0x8a74d6)[0x642d4c9414d6]</text:span></text:p>
            <text:p><text:span text:style-name="T1">[lewis-B550-AORUS-ELITE-AX-V2:12767] [ 3] /media/lewis/PhD/GH_lammps/build/oxdnaKK_cuda_omp/lmp(+0x3fcfaf)[0x642d4c496faf]</text:span></text:p>
            <text:p><text:span text:style-name="T1">[lewis-B550-AORUS-ELITE-AX-V2:12767] [ 4] /media/lewis/PhD/GH_lammps/build/oxdnaKK_cuda_omp/lmp(+0x8168e9)[0x642d4c8b08e9]</text:span></text:p>
            <text:p><text:span text:style-name="T1">[lewis-B550-AORUS-ELITE-AX-V2:12767] [ 5] /media/lewis/PhD/GH_lammps/build/oxdnaKK_cuda_omp/lmp(+0x2d6968)[0x642d4c370968]</text:span></text:p>
            <text:p><text:span text:style-name="T1">[lewis-B550-AORUS-ELITE-AX-V2:12767] [ 6] /media/lewis/PhD/GH_lammps/build/oxdnaKK_cuda_omp/lmp(+0x1c522f)[0x642d4c25f22f]</text:span></text:p>
            <text:p><text:span text:style-name="T1">[lewis-B550-AORUS-ELITE-AX-V2:12767] [ 7] /media/lewis/PhD/GH_lammps/build/oxdnaKK_cuda_omp/lmp(+0x1c558e)[0x642d4c25f58e]</text:span></text:p>
            <text:p><text:span text:style-name="T1">[lewis-B550-AORUS-ELITE-AX-V2:12767] [ 8] /media/lewis/PhD/GH_lammps/build/oxdnaKK_cuda_omp/lmp(+0x151bf1)[0x642d4c1ebbf1]</text:span></text:p>
            <text:p><text:span text:style-name="T1">[lewis-B550-AORUS-ELITE-AX-V2:12767] [ 9] /lib/x86_64-linux-gnu/libc.so.6(+0x29d90)[0x7f200fa29d90]</text:span></text:p>
            <text:p><text:span text:style-name="T1">[lewis-B550-AORUS-ELITE-AX-V2:12767] [10] /lib/x86_64-linux-gnu/libc.so.6(__libc_start_main+0x80)[0x7f200fa29e40]</text:span></text:p>
            <text:p><text:span text:style-name="T1">[lewis-B550-AORUS-ELITE-AX-V2:12767] [11] /media/lewis/PhD/GH_lammps/build/oxdnaKK_cuda_omp/lmp(+0x1b7305)[0x642d4c251305]</text:span></text:p>
            <text:p><text:span text:style-name="T1">[lewis-B550-AORUS-ELITE-AX-V2:12767] *** End of error message ***</text:span></text:p>
            <text:p><text:span text:style-name="T1">--------------------------------------------------------------------------</text:span></text:p>
            <text:p><text:span text:style-name="T1">prterun noticed that process rank 0 with PID 12767 on node lewis-B550-AORUS-ELITE-AX-V2 exited on</text:span></text:p>
            <text:p><text:span text:style-name="T1">signal 11 (Segmentation fault).</text:span></text:p>
            <text:p><text:span text:style-name="T1">--------------------------------------------------------------------------</text:span></text:p>
            <text:p><text:span text:style-name="T1"/>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1">
          <table:table-cell table:style-name="ce1"/>
          <table:table-cell office:value-type="string" calcext:value-type="string" table:number-columns-spanned="16" table:number-rows-spanned="1">
            <text:p>Neigh_modify 1000</text:p>
            <text:p>Neigh_modify delay 0 every 1000 check yes</text:p>
          </table:table-cell>
          <table:covered-table-cell table:number-columns-repeated="3" table:style-name="ce16"/>
          <table:covered-table-cell/>
          <table:covered-table-cell table:number-columns-repeated="11" table:style-name="ce16"/>
          <table:table-cell/>
        </table:table-row>
        <table:table-row table:style-name="ro1">
          <table:table-cell office:value-type="string" calcext:value-type="string">
            <text:p>newton</text:p>
          </table:table-cell>
          <table:table-cell office:value-type="string" calcext:value-type="string" table:number-columns-spanned="8" table:number-rows-spanned="1">
            <text:p>newton on</text:p>
          </table:table-cell>
          <table:covered-table-cell table:number-columns-repeated="4" table:style-name="ce17"/>
          <table:covered-table-cell table:number-columns-repeated="3"/>
          <table:table-cell table:style-name="ce3" office:value-type="string" calcext:value-type="string" table:number-columns-spanned="8" table:number-rows-spanned="1">
            <text:p>newton off</text:p>
          </table:table-cell>
          <table:covered-table-cell table:number-columns-repeated="7" table:style-name="ce17"/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/>
          <table:table-cell table:style-name="ce3" office:value-type="string" calcext:value-type="string" table:number-columns-spanned="4" table:number-rows-spanned="1">
            <text:p>Stable</text:p>
          </table:table-cell>
          <table:covered-table-cell table:number-columns-repeated="3" table:style-name="ce17"/>
          <table:table-cell table:style-name="ce3" office:value-type="string" calcext:value-type="string" table:number-columns-spanned="4" table:number-rows-spanned="1">
            <text:p>My Kokkos Branch</text:p>
          </table:table-cell>
          <table:covered-table-cell table:number-columns-repeated="3" table:style-name="ce17"/>
          <table:table-cell/>
        </table:table-row>
        <table:table-row table:style-name="ro1">
          <table:table-cell office:value-type="string" calcext:value-type="string">
            <text:p>Run Type</text:p>
          </table:table-cell>
          <table:table-cell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 table:style-name="ce3" office:value-type="string" calcext:value-type="string">
            <text:p>vanilla np 8</text:p>
          </table:table-cell>
          <table:table-cell table:style-name="ce3" office:value-type="string" calcext:value-type="string">
            <text:p>kk_mpi np 8</text:p>
          </table:table-cell>
          <table:table-cell table:style-name="ce3" office:value-type="string" calcext:value-type="string">
            <text:p>kk_cuda_omp g1t2</text:p>
            <text:p>-pk neigh half comm no</text:p>
          </table:table-cell>
          <table:table-cell table:style-name="ce3" office:value-type="string" calcext:value-type="string">
            <text:p>kk_cuda_omp g1t2</text:p>
            <text:p>-pk neigh half</text:p>
          </table:table-cell>
          <table:table-cell/>
        </table:table-row>
        <table:table-row table:style-name="ro1">
          <table:table-cell office:value-type="string" calcext:value-type="string">
            <text:p>Pass/Fail</text:p>
          </table:table-cell>
          <table:table-cell table:style-name="ce15" office:value-type="string" calcext:value-type="string">
            <text:p>FAIL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1">
          <table:table-cell office:value-type="string" calcext:value-type="string">
            <text:p>Comments</text:p>
          </table:table-cell>
          <table:table-cell table:style-name="ce6"/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  <table:table-row table:style-name="ro4">
          <table:table-cell office:value-type="string" calcext:value-type="string">
            <text:p>LAMMPS Log</text:p>
          </table:table-cell>
          <table:table-cell table:style-name="ce14" office:value-type="string" calcext:value-type="string"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2.6224615</text:span></text:p>
            <text:p><text:span text:style-name="T1">  binsize = 1.3112308, bins = 39 39 39</text:span></text:p>
            <text:p><text:span text:style-name="T1">  2 neighbor lists, perpetual/occasional/extra = 1 1 0</text:span></text:p>
            <text:p><text:span text:style-name="T1">  (1) command create_bonds, occasional</text:span></text:p>
            <text:p><text:span text:style-name="T1">      attributes: full, newton on</text:span></text:p>
            <text:p><text:span text:style-name="T1">      pair build: full/bin</text:span></text:p>
            <text:p><text:span text:style-name="T1">      stencil: full/bin/3d</text:span></text:p>
            <text:p><text:span text:style-name="T1">      bin: standard</text:span></text:p>
            <text:p><text:span text:style-name="T1">  (2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Added 4380 bonds, new total = 4380</text:span></text:p>
            <text:p><text:span text:style-name="T1">Finding 1-2 1-3 1-4 neighbors ...</text:span></text:p>
            <text:p><text:span text:style-name="T1">  special bond factors lj:    0        0        0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Finding 1-2 1-3 1-4 neighbors ...</text:span></text:p>
            <text:p><text:span text:style-name="T1">  special bond factors lj:    0        1        1       </text:span></text:p>
            <text:p><text:span text:style-name="T1">  special bond factors coul:  0        0        0       </text:span></text:p>
            <text:p><text:span text:style-name="T1">     4 = max # of 1-2 neighbors</text:span></text:p>
            <text:p><text:span text:style-name="T1">    12 = max # of 1-3 neighbors</text:span></text:p>
            <text:p><text:span text:style-name="T1">    48 = max # of 1-4 neighbors</text:span></text:p>
            <text:p><text:span text:style-name="T1">    18 = max # of special neighbors</text:span></text:p>
            <text:p><text:span text:style-name="T1">  special bonds CPU = 0.001 seconds</text:span></text:p>
            <text:p><text:span text:style-name="T1">Generated 0 of 1 mixed pair_coeff terms from geometric mixing rule</text:span></text:p>
            <text:p><text:span text:style-name="T1">Neighbor list info ...</text:span></text:p>
            <text:p><text:span text:style-name="T1">  update: every = 1000 steps, delay = 0 steps, check = yes</text:span></text:p>
            <text:p><text:span text:style-name="T1">  max neighbors/atom: 2000, page size: 100000</text:span></text:p>
            <text:p><text:span text:style-name="T1">  master list distance cutoff = 2.6224615</text:span></text:p>
            <text:p><text:span text:style-name="T1">  ghost atom cutoff = 6</text:span></text:p>
            <text:p><text:span text:style-name="T1">  binsize = 1.3112308, bins = 39 39 39</text:span></text:p>
            <text:p><text:span text:style-name="T1">  1 neighbor lists, perpetual/occasional/extra = 1 0 0</text:span></text:p>
            <text:p><text:span text:style-name="T1">  (1) pair lj/cut, perpetual</text:span></text:p>
            <text:p><text:span text:style-name="T1">      attributes: half, newton on</text:span></text:p>
            <text:p><text:span text:style-name="T1">      pair build: half/bin/newton</text:span></text:p>
            <text:p><text:span text:style-name="T1">      stencil: half/bin/3d</text:span></text:p>
            <text:p><text:span text:style-name="T1">      bin: standard</text:span></text:p>
            <text:p><text:span text:style-name="T1">Setting up Verlet run ...</text:span></text:p>
            <text:p><text:span text:style-name="T1">  Unit style    : lj</text:span></text:p>
            <text:p><text:span text:style-name="T1">  Current step  : 0</text:span></text:p>
            <text:p><text:span text:style-name="T1">  Time step     : 0.0001</text:span></text:p>
            <text:p><text:span text:style-name="T1">0  ekin = 527.085 | epot = 230199.490163904 | etot = 230726.575163904</text:span></text:p>
            <text:p><text:span text:style-name="T1">Per MPI rank memory allocation (min/avg/max) = 9.477 | 9.483 | 9.488 Mbytes</text:span></text:p>
            <text:p><text:span text:style-name="T1">   Step          Temp          E_pair         E_mol          TotEng         Press     </text:span></text:p>
            <text:p><text:span text:style-name="T1">         0   0.01           6.1884138      0.36251083     6.5659242      7.663097     </text:span></text:p>
            <text:p><text:span text:style-name="T1">5000  ekin = 377080860.541394 | epot = 9769558.27122464 | etot = 386850418.812619</text:span></text:p>
            <text:p><text:span text:style-name="T1">ERROR on proc 2: Bond atoms 33130 33132 missing on proc 2 at step 6000 (src/ntopo_bond_all.cpp:59)</text:span></text:p>
            <text:p><text:span text:style-name="T1">--------------------------------------------------------------------------</text:span></text:p>
            <text:p><text:span text:style-name="T1">MPI_ABORT was invoked on rank 2 in communicator MPI_COMM_WORLD</text:span></text:p>
            <text:p><text:span text:style-name="T1">  Proc: [[44845,1],2]</text:span></text:p>
            <text:p><text:span text:style-name="T1">  Errorcode: 1</text:span></text:p>
            <text:p><text:span text:style-name="T1"/></text:p>
            <text:p><text:span text:style-name="T1">NOTE: invoking MPI_ABORT causes Open MPI to kill all MPI processes.</text:span></text:p>
            <text:p><text:span text:style-name="T1">You may or may not see output from other processes, depending on</text:span></text:p>
            <text:p><text:span text:style-name="T1">exactly when Open MPI kills them.</text:span></text:p>
            <text:p><text:span text:style-name="T1">--------------------------------------------------------------------------</text:span></text:p>
            <text:p><text:span text:style-name="T1">ERROR on proc 3: Bond atoms 34144 34147 missing on proc 3 at step 6000 (src/ntopo_bond_all.cpp:59)</text:span></text:p>
            <text:p><text:span text:style-name="T1"/></text:p>
            <text:p/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table:style-name="ce21" office:value-type="string" calcext:value-type="string">
            <text:p>Skipping as vanilla unstable</text:p>
          </table:table-cell>
          <table:table-cell office:value-type="string" calcext:value-type="string">
            <text:p>Skipping as per above</text:p>
          </table:table-cell>
          <table:table-cell table:number-columns-repeated="3" office:value-type="string" calcext:value-type="string">
            <text:p>Not Supported</text:p>
          </table:table-cell>
          <table:table-cell table:number-columns-repeated="4" office:value-type="string" calcext:value-type="string">
            <text:p>Skipping as per abov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4T17:02:55.670409292</meta:creation-date>
    <dc:date>2025-03-17T18:23:30.155952604</dc:date>
    <meta:editing-duration>PT9H36M30S</meta:editing-duration>
    <meta:editing-cycles>120</meta:editing-cycles>
    <meta:generator>LibreOffice/7.3.7.2$Linux_X86_64 LibreOffice_project/30$Build-2</meta:generator>
    <meta:document-statistic meta:table-count="1" meta:cell-count="216" meta:object-count="0"/>
  </office:meta>
</office:document-meta>
</file>